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3D5000000E31A571FD6A79530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" svg:font-family="M"/>
    <style:font-face style:name="M1" svg:font-family="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shadow="hidden"/>
    </style:style>
    <style:style style:name="gr17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solid" draw:shadow="hidden" style:mirror="none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4.578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2.041cm" fo:min-width="2.54cm" fo:padding-top="0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8" style:family="graphic" style:parent-style-name="standard">
      <style:graphic-properties draw:stroke="none" draw:fill="none" draw:textarea-vertical-align="middle" fo:min-height="1.022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176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3.113cm" fo:min-width="2.54cm" fo:padding-top="0.035cm" fo:padding-bottom="0.035cm" fo:padding-left="0.035cm" fo:padding-right="0.035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689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499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401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3.061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2.204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3.729cm" fo:min-width="2.54cm" fo:padding-top="0cm" fo:padding-bottom="0cm" fo:padding-left="0.212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.712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217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objectwithoutfill">
      <style:graphic-properties svg:stroke-color="#666666" draw:marker-end="線の終点_20_1" draw:marker-end-width="0.3cm" draw:fill="none" draw:textarea-vertical-align="middle"/>
    </style:style>
    <style:style style:name="gr44" style:family="graphic" style:parent-style-name="objectwithoutfill">
      <style:graphic-properties svg:stroke-color="#333333" draw:marker-end="線の終点_20_1" draw:marker-end-width="0.3cm" draw:fill="none" draw:textarea-vertical-align="middle"/>
    </style:style>
    <style:style style:name="gr45" style:family="graphic" style:parent-style-name="standard">
      <style:graphic-properties svg:stroke-color="#1c1c1c" draw:textarea-vertical-align="middle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loext:graphic-properties draw:fill="none"/>
      <style:paragraph-properties style:writing-mode="lr-tb"/>
      <style:text-properties fo:color="#c9211e" loext:opacity="100%" style:font-name="M" fo:font-size="6pt" style:font-name-asian="M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none"/>
      <style:paragraph-properties style:writing-mode="lr-tb"/>
      <style:text-properties fo:color="#c9211e" loext:opacity="100%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15" style:family="paragraph">
      <loext:graphic-properties draw:fill="none"/>
      <style:paragraph-properties style:writing-mode="lr-tb"/>
      <style:text-properties fo:color="#c9211e" loext:opacity="100%" fo:font-size="6pt" style:font-size-asian="6pt" style:font-size-complex="6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c9211e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c9211e" loext:opacity="100%" style:font-name="M" fo:font-size="8pt" style:font-name-asian="M" style:font-size-asian="8pt" style:font-size-complex="8pt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8pt" style:font-size-asian="8pt" style:font-size-complex="8pt"/>
    </style:style>
    <style:style style:name="P19" style:family="paragraph">
      <loext:graphic-properties draw:fill="none"/>
      <style:paragraph-properties style:writing-mode="lr-tb"/>
      <style:text-properties fo:color="#c9211e" loext:opacity="100%" style:font-name="M" fo:font-size="8pt" style:font-name-asian="M" style:font-size-asian="8pt" style:font-name-complex="MS-Mincho1" style:font-size-complex="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c9211e" loext:opacity="100%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c9211e" loext:opacity="100%" style:font-name="Ｍ1" fo:font-size="10pt" style:font-name-asian="Ｍ1" style:font-size-asian="10pt" style:font-name-complex="Ｍ1" style:font-size-complex="10pt"/>
    </style:style>
    <style:style style:name="T7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color="#c9211e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M" fo:font-size="6pt" fo:font-style="normal" fo:text-shadow="none" style:text-underline-style="none" fo:font-weight="normal" style:letter-kerning="true" style:font-name-asian="M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 style:font-name="M" fo:font-size="6pt" style:font-name-asian="M" style:font-size-asian="6pt" style:font-name-complex="Ｍ1" style:font-size-complex="6pt"/>
    </style:style>
    <style:style style:name="T12" style:family="text">
      <style:text-properties fo:color="#c9211e" loext:opacity="100%" style:font-name="M" fo:font-size="6pt" style:font-name-asian="M" style:font-size-asian="6pt" style:font-name-complex="MS-Mincho1" style:font-size-complex="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style:font-name="Ｍ1" fo:font-size="8pt" style:font-name-asian="Ｍ1" style:font-size-asian="8pt" style:font-name-complex="Ｍ1" style:font-size-complex="8pt"/>
    </style:style>
    <style:style style:name="T16" style:family="text">
      <style:text-properties fo:color="#c9211e" loext:opacity="100%" style:font-name="Ｍ1" fo:font-size="6pt" style:font-name-asian="Ｍ1" style:font-size-asian="6pt" style:font-name-complex="Ｍ1" style:font-size-complex="6pt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Ｍ1" fo:font-size="10pt" fo:font-style="normal" fo:text-shadow="none" style:text-underline-style="none" fo:font-weight="normal" style:letter-kerning="true" style:font-name-asian="Ｍ1" style:font-size-asian="10pt" style:font-style-asian="normal" style:font-weight-asian="normal" style:font-name-complex="Ｍ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Ｍ1" fo:font-size="10pt" fo:font-style="normal" fo:text-shadow="none" style:text-underline-style="none" fo:font-weight="normal" style:letter-kerning="true" style:font-name-asian="Ｍ1" style:font-size-asian="10pt" style:font-style-asian="normal" style:font-weight-asian="normal" style:font-name-complex="Ｍ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loext:opacity="100%" style:font-name="Ｍ1" fo:font-size="6pt" style:font-name-asian="Ｍ1" style:font-size-asian="6pt" style:font-name-complex="Ｍ1" style:font-size-complex="6pt"/>
    </style:style>
    <style:style style:name="T21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22" style:family="text">
      <style:text-properties fo:color="#c9211e" loext:opacity="100%" style:font-name="Ｍ1" fo:font-size="8pt" fo:background-color="#ffffff" style:font-name-asian="Ｍ1" style:font-size-asian="8pt" style:font-name-complex="Ｍ1" style:font-size-complex="8pt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fo:background-color="#ffffff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font-name="M" fo:font-size="8pt" style:font-name-asian="M" style:font-size-asian="8pt" style:font-name-complex="MS-Mincho1" style:font-size-complex="8pt"/>
    </style:style>
    <style:style style:name="T25" style:family="text">
      <style:text-properties fo:color="#c9211e" loext:opacity="100%" style:font-name="M" fo:font-size="8pt" style:font-name-asian="M" style:font-size-asian="8pt" style:font-name-complex="HGGothicM1" style:font-size-complex="8pt"/>
    </style:style>
    <style:style style:name="T26" style:family="text">
      <style:text-properties fo:color="#c9211e" loext:opacity="100%" style:font-name="M" fo:font-size="8pt" style:font-name-asian="M" style:font-size-asian="8pt" style:font-name-complex="Ｍ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4_01" draw:style-name="dp1" draw:master-page-name="PM0">
        <draw:frame draw:style-name="gr1" draw:text-style-name="P2" draw:layer="layout" svg:width="2.54cm" svg:height="0.79cm" svg:x="0.476cm" svg:y="25.178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13cm" svg:y="28.43cm">
          <draw:text-box>
            <text:p text:style-name="P1"><text:span text:style-name="T2">MD050_SPF_CFO_014_</text:span><text:span text:style-name="T2">予実績管理</text:span><text:span text:style-name="T2">_Draft3.0B.vsd</text:span></text:p>
          </draw:text-box>
        </draw:frame>
        <draw:g>
          <draw:polygon draw:style-name="gr3" draw:text-style-name="P3" draw:layer="layout" svg:width="13.152cm" svg:height="0.953cm" svg:x="9.866cm" svg:y="0.807cm" svg:viewBox="0 0 13153 954" draw:points="0,954 13153,954 13153,0 0,0">
            <text:p/>
          </draw:polygon>
          <draw:frame draw:style-name="gr4" draw:text-style-name="P2" draw:layer="layout" svg:width="13.152cm" svg:height="1.127cm" svg:x="9.866cm" svg:y="0.72cm">
            <draw:text-box>
              <text:p text:style-name="P1"><text:span text:style-name="T3">説明</text:span><text:span text:style-name="T3">: <text:s/></text:span><text:span text:style-name="T3">予算を定義</text:span><text:span text:style-name="T3">/</text:span><text:span text:style-name="T3">入力</text:span><text:span text:style-name="T3">/</text:span><text:span text:style-name="T3">確定する。確定した部門損益予算データを抽出し、情報系システムへ</text:span><text:span text:style-name="T3">Outbound</text:span><text:span text:style-name="T3">する。</text:span></text:p>
            </draw:text-box>
          </draw:frame>
        </draw:g>
        <draw:g>
          <draw:polygon draw:style-name="gr3" draw:text-style-name="P3" draw:layer="layout" svg:width="8.599cm" svg:height="0.953cm" svg:x="1.27cm" svg:y="0.807cm" svg:viewBox="0 0 8600 954" draw:points="0,954 8600,954 8600,0 0,0">
            <text:p/>
          </draw:polygon>
          <draw:frame draw:style-name="gr5" draw:text-style-name="P2" draw:layer="layout" svg:width="8.599cm" svg:height="0.953cm" svg:x="1.27cm" svg:y="0.807cm">
            <draw:text-box>
              <text:p text:style-name="P1"><text:span text:style-name="T3">MD050_SPF_CFO_014_</text:span><text:span text:style-name="T3">予実績管理</text:span></text:p>
            </draw:text-box>
          </draw:frame>
        </draw:g>
        <draw:frame draw:style-name="gr2" draw:text-style-name="P2" draw:layer="layout" svg:width="3.971cm" svg:height="0.635cm" svg:x="37.304cm" svg:y="28.43cm">
          <draw:text-box>
            <text:p text:style-name="P4"><text:span text:style-name="T2">1 / 1</text:span></text:p>
          </draw:text-box>
        </draw:frame>
        <draw:g>
          <draw:g>
            <draw:polygon draw:style-name="gr6" draw:text-style-name="P5" draw:layer="layout" svg:width="1.588cm" svg:height="1.175cm" svg:x="4.207cm" svg:y="26.255cm" svg:viewBox="0 0 1589 1176" draw:points="0,0 0,1176 794,858 1589,1176 1589,0">
              <text:p/>
            </draw:polygon>
            <draw:polygon draw:style-name="gr7" draw:text-style-name="P3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8" draw:text-style-name="P3" draw:layer="layout" svg:width="1.588cm" svg:height="0.932cm" svg:x="4.207cm" svg:y="25.959cm">
          <draw:text-box>
            <text:p/>
          </draw:text-box>
        </draw:frame>
        <draw:frame draw:style-name="gr9" draw:text-style-name="P3" draw:layer="layout" svg:width="1.588cm" svg:height="1.214cm" svg:x="4.842cm" svg:y="26.736cm">
          <draw:text-box>
            <text:p/>
          </draw:text-box>
        </draw:frame>
        <draw:frame draw:style-name="gr10" draw:text-style-name="P2" draw:layer="layout" svg:width="1.588cm" svg:height="0.677cm" svg:x="4.207cm" svg:y="26.594cm">
          <draw:text-box>
            <text:p text:style-name="P6"><text:span text:style-name="T4">帳票名称</text:span></text:p>
          </draw:text-box>
        </draw:frame>
        <draw:g>
          <draw:g>
            <draw:path draw:style-name="gr11" draw:text-style-name="P7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2" draw:text-style-name="P2" draw:layer="layout" svg:width="1.767cm" svg:height="1.045cm" svg:x="4.911cm" svg:y="27.044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13" draw:text-style-name="P3" draw:layer="layout" svg:width="39.292cm" svg:height="22.543cm" svg:x="1.332cm" svg:y="2.395cm" svg:viewBox="0 0 39293 22544" draw:points="0,22544 39293,22544 39293,0 0,0">
            <text:p/>
          </draw:polygon>
        </draw:g>
        <draw:g>
          <draw:g>
            <draw:polygon draw:style-name="gr6" draw:text-style-name="P5" draw:layer="layout" svg:width="2.442cm" svg:height="1.127cm" svg:x="12.127cm" svg:y="26.245cm" svg:viewBox="0 0 2443 1128" draw:points="0,1128 1879,1128 2443,0 563,0">
              <text:p/>
            </draw:polygon>
            <draw:polygon draw:style-name="gr7" draw:text-style-name="P3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4" draw:text-style-name="P2" draw:layer="layout" svg:width="1.252cm" svg:height="1.127cm" svg:x="12.722cm" svg:y="26.245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6" draw:text-style-name="P5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7" draw:text-style-name="P3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8" draw:text-style-name="P3" draw:layer="layout" svg:width="1.588cm" svg:height="0.932cm" svg:x="6.834cm" svg:y="25.899cm">
          <draw:text-box>
            <text:p/>
          </draw:text-box>
        </draw:frame>
        <draw:frame draw:style-name="gr9" draw:text-style-name="P3" draw:layer="layout" svg:width="1.588cm" svg:height="1.214cm" svg:x="7.469cm" svg:y="26.676cm">
          <draw:text-box>
            <text:p/>
          </draw:text-box>
        </draw:frame>
        <draw:frame draw:style-name="gr10" draw:text-style-name="P2" draw:layer="layout" svg:width="1.588cm" svg:height="0.677cm" svg:x="6.834cm" svg:y="26.534cm">
          <draw:text-box>
            <text:p text:style-name="P6"><text:span text:style-name="T4">バッチ名称</text:span></text:p>
          </draw:text-box>
        </draw:frame>
        <draw:g>
          <draw:g>
            <draw:path draw:style-name="gr11" draw:text-style-name="P7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2" draw:text-style-name="P2" draw:layer="layout" svg:width="1.767cm" svg:height="1.045cm" svg:x="7.538cm" svg:y="26.984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6" draw:text-style-name="P5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5" draw:text-style-name="P2" draw:layer="layout" svg:width="1.733cm" svg:height="0.75cm" svg:x="9.79cm" svg:y="26.511cm">
            <draw:text-box>
              <text:p text:style-name="P6"><text:span text:style-name="T4">テーブル名称</text:span></text:p>
            </draw:text-box>
          </draw:frame>
        </draw:g>
        <draw:g>
          <draw:polygon draw:style-name="gr6" draw:text-style-name="P5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6" draw:text-style-name="P5" draw:layer="layout" svg:width="0.521cm" svg:height="0.361cm" svg:x="2.117cm" svg:y="27.169cm" svg:viewBox="0 0 522 362" svg:d="M0 362h422v-362h-422zM462 60h60v-60h-60z">
            <text:p/>
          </draw:path>
          <draw:path draw:style-name="gr7" draw:text-style-name="P3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6" draw:text-style-name="P8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3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7" draw:text-style-name="P2" draw:layer="layout" svg:width="2.117cm" svg:height="0.537cm" svg:x="1.039cm" svg:y="27.57cm">
          <draw:text-box>
            <text:p text:style-name="P6"><text:span text:style-name="T5">画面名称</text:span></text:p>
          </draw:text-box>
        </draw:frame>
        <draw:g>
          <draw:g>
            <draw:path draw:style-name="gr11" draw:text-style-name="P7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2" draw:text-style-name="P2" draw:layer="layout" svg:width="1.767cm" svg:height="1.045cm" svg:x="2.17cm" svg:y="26.78cm">
            <draw:text-box>
              <text:p text:style-name="P1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06cm" svg:y="0.807cm" svg:viewBox="0 0 2144 954" draw:points="0,954 2144,954 2144,0 0,0">
            <text:p/>
          </draw:polygon>
          <draw:frame draw:style-name="gr5" draw:text-style-name="P2" draw:layer="layout" svg:width="2.143cm" svg:height="0.953cm" svg:x="24.606cm" svg:y="0.807cm">
            <draw:text-box>
              <text:p text:style-name="P1"><text:span text:style-name="T3">2008/06/19</text:span></text:p>
            </draw:text-box>
          </draw:frame>
        </draw:g>
        <draw:g>
          <draw:polygon draw:style-name="gr3" draw:text-style-name="P3" draw:layer="layout" svg:width="1.59cm" svg:height="0.953cm" svg:x="23.019cm" svg:y="0.807cm" svg:viewBox="0 0 1591 954" draw:points="0,954 1591,954 1591,0 0,0">
            <text:p/>
          </draw:polygon>
          <draw:frame draw:style-name="gr5" draw:text-style-name="P2" draw:layer="layout" svg:width="1.59cm" svg:height="0.953cm" svg:x="23.019cm" svg:y="0.807cm">
            <draw:text-box>
              <text:p text:style-name="P1"><text:span text:style-name="T3">作成日</text:span></text:p>
            </draw:text-box>
          </draw:frame>
        </draw:g>
        <draw:polygon draw:style-name="gr3" draw:text-style-name="P3" draw:layer="layout" svg:width="2.064cm" svg:height="0.953cm" svg:x="31.988cm" svg:y="0.807cm" svg:viewBox="0 0 2065 954" draw:points="0,954 2065,954 2065,0 0,0">
          <text:p/>
        </draw:polygon>
        <draw:g>
          <draw:polygon draw:style-name="gr3" draw:text-style-name="P3" draw:layer="layout" svg:width="1.429cm" svg:height="0.953cm" svg:x="30.559cm" svg:y="0.807cm" svg:viewBox="0 0 1430 954" draw:points="0,954 1430,954 1430,0 0,0">
            <text:p/>
          </draw:polygon>
          <draw:frame draw:style-name="gr5" draw:text-style-name="P2" draw:layer="layout" svg:width="1.429cm" svg:height="0.953cm" svg:x="30.559cm" svg:y="0.807cm">
            <draw:text-box>
              <text:p text:style-name="P1"><text:span text:style-name="T3">更新日</text:span></text:p>
            </draw:text-box>
          </draw:frame>
        </draw:g>
        <draw:polygon draw:style-name="gr3" draw:text-style-name="P3" draw:layer="layout" svg:width="2.143cm" svg:height="0.953cm" svg:x="35.56cm" svg:y="0.807cm" svg:viewBox="0 0 2144 954" draw:points="0,954 2144,954 2144,0 0,0">
          <text:p/>
        </draw:polygon>
        <draw:g>
          <draw:polygon draw:style-name="gr3" draw:text-style-name="P3" draw:layer="layout" svg:width="1.508cm" svg:height="0.953cm" svg:x="34.052cm" svg:y="0.807cm" svg:viewBox="0 0 1509 954" draw:points="0,954 1509,954 1509,0 0,0">
            <text:p/>
          </draw:polygon>
          <draw:frame draw:style-name="gr5" draw:text-style-name="P2" draw:layer="layout" svg:width="1.508cm" svg:height="0.953cm" svg:x="34.052cm" svg:y="0.807cm">
            <draw:text-box>
              <text:p text:style-name="P1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337cm" svg:y="0.807cm" svg:viewBox="0 0 2224 954" draw:points="0,954 2224,954 2224,0 0,0">
            <text:p/>
          </draw:polygon>
          <draw:frame draw:style-name="gr5" draw:text-style-name="P2" draw:layer="layout" svg:width="2.223cm" svg:height="0.953cm" svg:x="28.337cm" svg:y="0.807cm">
            <draw:text-box>
              <text:p text:style-name="P1"><text:span text:style-name="T3">ORA</text:span><text:span text:style-name="T3">柳沢</text:span></text:p>
            </draw:text-box>
          </draw:frame>
        </draw:g>
        <draw:g>
          <draw:polygon draw:style-name="gr3" draw:text-style-name="P3" draw:layer="layout" svg:width="1.588cm" svg:height="0.953cm" svg:x="26.749cm" svg:y="0.807cm" svg:viewBox="0 0 1589 954" draw:points="0,954 1589,954 1589,0 0,0">
            <text:p/>
          </draw:polygon>
          <draw:frame draw:style-name="gr5" draw:text-style-name="P2" draw:layer="layout" svg:width="1.588cm" svg:height="0.953cm" svg:x="26.749cm" svg:y="0.807cm">
            <draw:text-box>
              <text:p text:style-name="P1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735cm" svg:y="0.807cm" svg:viewBox="0 0 1867 954" draw:points="0,954 1867,954 1867,0 0,0">
            <text:p/>
          </draw:polygon>
          <draw:frame draw:style-name="gr5" draw:text-style-name="P2" draw:layer="layout" svg:width="1.866cm" svg:height="0.953cm" svg:x="38.735cm" svg:y="0.807cm">
            <draw:text-box>
              <text:p text:style-name="P1"><text:span text:style-name="T3">Issue3.</text:span><text:span text:style-name="T6">1</text:span></text:p>
            </draw:text-box>
          </draw:frame>
        </draw:g>
        <draw:g>
          <draw:polygon draw:style-name="gr3" draw:text-style-name="P3" draw:layer="layout" svg:width="1.032cm" svg:height="0.953cm" svg:x="37.703cm" svg:y="0.807cm" svg:viewBox="0 0 1033 954" draw:points="0,954 1033,954 1033,0 0,0">
            <text:p/>
          </draw:polygon>
          <draw:frame draw:style-name="gr5" draw:text-style-name="P2" draw:layer="layout" svg:width="1.032cm" svg:height="0.953cm" svg:x="37.703cm" svg:y="0.807cm">
            <draw:text-box>
              <text:p text:style-name="P1"><text:span text:style-name="T3">Ver.</text:span></text:p>
            </draw:text-box>
          </draw:frame>
        </draw:g>
        <draw:g>
          <draw:g>
            <draw:path draw:style-name="gr6" draw:text-style-name="P5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3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2" draw:layer="layout" svg:width="0.976cm" svg:height="0.976cm" svg:x="15.24cm" svg:y="26.29cm">
            <draw:text-box>
              <text:p text:style-name="P6"><text:span text:style-name="T4">番号</text:span></text:p>
            </draw:text-box>
          </draw:frame>
        </draw:g>
        <draw:frame draw:style-name="gr17" draw:text-style-name="P2" draw:layer="layout" svg:width="10.358cm" svg:height="0.537cm" svg:x="16.435cm" svg:y="28.605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19" draw:layer="layout" svg:width="4.406cm" svg:height="1.017cm" svg:x="36.166cm" svg:y="27.538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1A571FD6A79530C0.png" xlink:type="simple" xlink:show="embed" xlink:actuate="onLoad" draw:mime-type="image/png"/>
        </draw:frame>
        <draw:frame draw:style-name="gr17" draw:text-style-name="P2" draw:layer="layout" svg:width="10.358cm" svg:height="0.537cm" svg:x="16.351cm" svg:y="28.896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6" draw:text-style-name="P5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3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2" draw:layer="layout" svg:width="2.223cm" svg:height="1.883cm" svg:x="16.748cm" svg:y="25.71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1" draw:text-style-name="P3" draw:layer="layout" svg:width="17.145cm" svg:height="4.565cm" svg:x="1.905cm" svg:y="3.03cm" svg:viewBox="0 0 17146 4566" draw:points="0,4566 17146,4566 17146,0 0,0">
            <text:p/>
          </draw:polygon>
          <draw:frame draw:style-name="gr22" draw:text-style-name="P9" draw:layer="layout" svg:width="17.145cm" svg:height="4.72cm" svg:x="1.905cm" svg:y="3.03cm">
            <draw:text-box>
              <text:p text:style-name="P1"><text:span text:style-name="T7">処理概要</text:span></text:p>
              <text:p text:style-name="P1"><text:span text:style-name="T8">　予算を定義</text:span><text:span text:style-name="T8">/</text:span><text:span text:style-name="T8">入力</text:span><text:span text:style-name="T8">/</text:span><text:span text:style-name="T8">確定する。</text:span></text:p>
              <text:p text:style-name="P1"><text:span text:style-name="T8">　</text:span><text:span text:style-name="T8">GL</text:span><text:span text:style-name="T9">予算</text:span><text:span text:style-name="T8">残高より部門別損益予算データを抽出して</text:span><text:span text:style-name="T8">CSV</text:span><text:span text:style-name="T8">ファイルを作成し、情報系システムへ</text:span><text:span text:style-name="T8">Outbound</text:span><text:span text:style-name="T8">する。</text:span></text:p>
              <text:p text:style-name="P1"><text:span text:style-name="T7">システム利用者</text:span></text:p>
              <text:p text:style-name="P1"><text:span text:style-name="T8"><text:s/></text:span><text:span text:style-name="T9">総合</text:span><text:span text:style-name="T8">企画部予算担当者、システム定期実行</text:span></text:p>
              <text:p text:style-name="P1"><text:span text:style-name="T7">処理タイミング、その他</text:span></text:p>
              <text:p text:style-name="P1"><text:span text:style-name="T8">　予算の定義</text:span><text:span text:style-name="T8">/</text:span><text:span text:style-name="T8">入力</text:span><text:span text:style-name="T8">/</text:span><text:span text:style-name="T8">確定については、年</text:span><text:span text:style-name="T8">1</text:span><text:span text:style-name="T8">回オンラインで行う。</text:span></text:p>
              <text:p text:style-name="P1"><text:span text:style-name="T8">　情報システムへのデータ連携については、日次の夜間バッチで処理を行う。</text:span></text:p>
              <text:p text:style-name="P1"><text:span text:style-name="T8">　当会計年度の確定予算データを</text:span><text:span text:style-name="T8">Outbound</text:span><text:span text:style-name="T8">する。</text:span></text:p>
              <text:p text:style-name="P1"><text:span text:style-name="T9">　※夜間バッチで取り込む。連携するのは、確定した時と、修正した日の夜間バッチとし、</text:span></text:p>
              <text:p text:style-name="P1"><text:span text:style-name="T9">　　予算の変更がない日は、ダミーファイル（０件）を情報系に連携する。</text:span></text:p>
            </draw:text-box>
          </draw:frame>
        </draw:g>
        <draw:g>
          <draw:g>
            <draw:path draw:style-name="gr6" draw:text-style-name="P5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7" draw:text-style-name="P3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2" draw:layer="layout" svg:width="2.117cm" svg:height="0.794cm" svg:x="19.553cm" svg:y="26.366cm">
            <draw:text-box>
              <text:p text:style-name="P6"><text:span text:style-name="T4">START/END</text:span></text:p>
            </draw:text-box>
          </draw:frame>
        </draw:g>
        <draw:g xml:id="id6" draw:id="id6">
          <draw:polygon draw:style-name="gr7" draw:text-style-name="P3" draw:layer="layout" svg:width="2.54cm" svg:height="1.905cm" svg:x="25.126cm" svg:y="16.08cm" svg:viewBox="0 0 2541 1906" draw:points="158,0 0,158 0,1747 158,1906 2382,1906 2541,1747 2541,158 2382,0">
            <text:p/>
          </draw:polygon>
        </draw:g>
        <draw:g>
          <draw:g>
            <draw:path draw:style-name="gr11" draw:text-style-name="P7" draw:layer="layout" svg:width="2.682cm" svg:height="0.779cm" svg:x="26.046cm" svg:y="17.715cm" svg:viewBox="0 0 2683 780" svg:d="M101 780h2480c68 0 102-34 102-102v-577c0-67-34-101-102-101h-2480c-67 0-101 34-101 101v577c0 68 34 102 101 102z">
              <text:p/>
            </draw:path>
            <draw:path draw:style-name="gr7" draw:text-style-name="P3" draw:layer="layout" svg:width="2.682cm" svg:height="0.779cm" svg:x="26.046cm" svg:y="17.715cm" svg:viewBox="0 0 2683 780" svg:d="M101 780h2480c68 0 102-34 102-102v-577c0-67-34-101-102-101h-2480c-67 0-101 34-101 101v577c0 68 34 102 101 102z">
              <text:p/>
            </draw:path>
          </draw:g>
          <draw:frame draw:style-name="gr24" draw:text-style-name="P10" draw:layer="layout" svg:width="2.682cm" svg:height="0.919cm" svg:x="26.046cm" svg:y="17.645cm">
            <draw:text-box>
              <text:p><text:span text:style-name="T10">K0701_02_029</text:span><text:span text:style-name="T11">：</text:span><text:span text:style-name="T10">部門別損益予算</text:span><text:span text:style-name="T12">データ連携</text:span></text:p>
            </draw:text-box>
          </draw:frame>
        </draw:g>
        <draw:frame draw:style-name="gr25" draw:text-style-name="P11" draw:layer="layout" svg:width="3cm" svg:height="2.182cm" svg:x="25cm" svg:y="15.418cm">
          <draw:text-box>
            <text:p text:style-name="P6"><text:span text:style-name="T13">CFO_014_A01</text:span><text:span text:style-name="T14"><text:line-break/></text:span><text:span text:style-name="T15">CFO_014_A02</text:span><text:span text:style-name="T2"><text:line-break/></text:span><text:span text:style-name="T15">ERP</text:span><text:span text:style-name="T2">アドオン：</text:span></text:p>
            <text:p text:style-name="P6"><text:span text:style-name="T2">情報系システム</text:span></text:p>
            <text:p text:style-name="P6"><text:span text:style-name="T2">へのデータ連携（部門別損益予算）</text:span></text:p>
          </draw:text-box>
        </draw:frame>
        <draw:g>
          <draw:g>
            <draw:path draw:style-name="gr6" draw:text-style-name="P5" draw:layer="layout" svg:width="2.539cm" svg:height="0.953cm" svg:x="37.439cm" svg:y="16.65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7" draw:text-style-name="P3" draw:layer="layout" svg:width="2.539cm" svg:height="0.953cm" svg:x="37.439cm" svg:y="16.65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6" draw:text-style-name="P2" draw:layer="layout" svg:width="2.54cm" svg:height="0.953cm" svg:x="37.439cm" svg:y="16.656cm">
            <draw:text-box>
              <text:p text:style-name="P6"><text:span text:style-name="T3">END</text:span></text:p>
            </draw:text-box>
          </draw:frame>
        </draw:g>
        <draw:line draw:style-name="gr27" draw:text-style-name="P3" draw:layer="layout" svg:x1="36.341cm" svg:y1="17.132cm" svg:x2="37.439cm" svg:y2="17.132cm">
          <text:p/>
        </draw:line>
        <draw:frame draw:style-name="gr28" draw:text-style-name="P2" draw:layer="layout" svg:width="4.286cm" svg:height="1.164cm" svg:x="25.106cm" svg:y="18.905cm">
          <draw:text-box>
            <text:p text:style-name="P1"><text:span text:style-name="T2">・部門別損益予算データを抽出し、情報系システムへ連携する</text:span><text:span text:style-name="T2">CSV</text:span><text:span text:style-name="T2">ファイルを作成する。</text:span></text:p>
          </draw:text-box>
        </draw:frame>
        <draw:g>
          <draw:g>
            <draw:polygon draw:style-name="gr6" draw:text-style-name="P5" draw:layer="layout" svg:width="3.159cm" svg:height="1.318cm" svg:x="29.106cm" svg:y="16.473cm" svg:viewBox="0 0 3160 1319" draw:points="0,1319 2501,1319 3160,0 658,0">
              <text:p/>
            </draw:polygon>
            <draw:polygon draw:style-name="gr7" draw:text-style-name="P3" draw:layer="layout" svg:width="3.159cm" svg:height="1.318cm" svg:x="29.106cm" svg:y="16.473cm" svg:viewBox="0 0 3160 1319" draw:points="0,1319 2501,1319 3160,0 658,0">
              <text:p/>
            </draw:polygon>
          </draw:g>
          <draw:frame draw:style-name="gr29" draw:text-style-name="P2" draw:layer="layout" svg:width="1.667cm" svg:height="1.318cm" svg:x="29.852cm" svg:y="16.473cm">
            <draw:text-box>
              <text:p text:style-name="P6"><text:span text:style-name="T2">部門別損益予算データ</text:span></text:p>
              <text:p text:style-name="P6"><text:span text:style-name="T2">（</text:span><text:span text:style-name="T2">CSV</text:span><text:span text:style-name="T2">）</text:span></text:p>
            </draw:text-box>
          </draw:frame>
        </draw:g>
        <draw:line draw:style-name="gr27" draw:text-style-name="P3" draw:layer="layout" svg:x1="27.966cm" svg:y1="17.132cm" svg:x2="29.434cm" svg:y2="17.132cm">
          <text:p/>
        </draw:line>
        <draw:g>
          <draw:g>
            <draw:path draw:style-name="gr6" draw:text-style-name="P5" draw:layer="layout" svg:width="3.759cm" svg:height="3.19cm" svg:x="32.907cm" svg:y="15.54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  <draw:path draw:style-name="gr7" draw:text-style-name="P3" draw:layer="layout" svg:width="3.759cm" svg:height="3.19cm" svg:x="32.907cm" svg:y="15.54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</draw:g>
          <draw:frame draw:style-name="gr30" draw:text-style-name="P2" draw:layer="layout" svg:width="3.757cm" svg:height="3.183cm" svg:x="32.907cm" svg:y="15.54cm">
            <draw:text-box>
              <text:p text:style-name="P6"><text:span text:style-name="T2">情報系システム</text:span></text:p>
              <text:p text:style-name="P6"><text:span text:style-name="T2">/</text:span><text:span text:style-name="T2">部門別損益予算データ連携</text:span><text:span text:style-name="T2">(OUTBOUND)</text:span></text:p>
            </draw:text-box>
          </draw:frame>
        </draw:g>
        <draw:line draw:style-name="gr27" draw:text-style-name="P3" draw:layer="layout" svg:x1="31.935cm" svg:y1="17.132cm" svg:x2="33.098cm" svg:y2="17.132cm">
          <text:p/>
        </draw:line>
        <draw:g>
          <draw:polygon draw:style-name="gr3" draw:text-style-name="P3" draw:layer="layout" svg:width="2.064cm" svg:height="0.953cm" svg:x="31.988cm" svg:y="0.807cm" svg:viewBox="0 0 2065 954" draw:points="0,954 2065,954 2065,0 0,0">
            <text:p/>
          </draw:polygon>
          <draw:frame draw:style-name="gr5" draw:text-style-name="P12" draw:layer="layout" svg:width="2.064cm" svg:height="0.953cm" svg:x="31.988cm" svg:y="0.807cm">
            <draw:text-box>
              <text:p text:style-name="P1"><text:span text:style-name="T6">2022/08/02</text:span></text:p>
            </draw:text-box>
          </draw:frame>
        </draw:g>
        <draw:g>
          <draw:polygon draw:style-name="gr3" draw:text-style-name="P3" draw:layer="layout" svg:width="2.143cm" svg:height="0.953cm" svg:x="35.56cm" svg:y="0.807cm" svg:viewBox="0 0 2144 954" draw:points="0,954 2144,954 2144,0 0,0">
            <text:p/>
          </draw:polygon>
          <draw:frame draw:style-name="gr5" draw:text-style-name="P12" draw:layer="layout" svg:width="2.143cm" svg:height="0.953cm" svg:x="35.56cm" svg:y="0.807cm">
            <draw:text-box>
              <text:p text:style-name="P1"><text:span text:style-name="T6">SCSK</text:span><text:span text:style-name="T6">金</text:span></text:p>
            </draw:text-box>
          </draw:frame>
        </draw:g>
        <draw:g>
          <draw:g>
            <draw:path draw:style-name="gr6" draw:text-style-name="P5" draw:layer="layout" svg:width="2.262cm" svg:height="2.07cm" svg:x="10.207cm" svg:y="16.13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3" draw:text-style-name="P3" draw:layer="layout" svg:width="2.262cm" svg:height="2.07cm" svg:x="10.207cm" svg:y="16.13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2" draw:layer="layout" svg:width="2.262cm" svg:height="1.549cm" svg:x="10.207cm" svg:y="16.539cm">
            <draw:text-box>
              <text:p text:style-name="P6"><text:span text:style-name="T6">ERP</text:span><text:span text:style-name="T3">標準：</text:span></text:p>
              <text:p text:style-name="P6"><text:span text:style-name="T6">値セット</text:span></text:p>
              <text:p text:style-name="P6"><text:span text:style-name="T6">マスタ</text:span></text:p>
            </draw:text-box>
          </draw:frame>
        </draw:g>
        <draw:line draw:style-name="gr27" draw:text-style-name="P3" draw:layer="layout" svg:x1="7.821cm" svg:y1="17.172cm" svg:x2="10.207cm" svg:y2="17.172cm">
          <text:p/>
        </draw:line>
        <draw:line draw:style-name="gr27" draw:text-style-name="P3" draw:layer="layout" svg:x1="2.594cm" svg:y1="10.376cm" svg:x2="4cm" svg:y2="10.4cm">
          <text:p/>
        </draw:line>
        <draw:g>
          <draw:g>
            <draw:path draw:style-name="gr6" draw:text-style-name="P5" draw:layer="layout" svg:width="1.514cm" svg:height="0.953cm" svg:x="1.714cm" svg:y="9.9cm" svg:viewBox="0 0 1515 954" svg:d="M284 954h947c50 0 99-22 142-64s79-102 104-174c25-73 38-155 38-239s-13-166-38-239c-25-72-61-132-104-174s-92-64-142-64h-947c-50 0-99 22-142 64s-79 102-104 175c-25 72-38 154-38 238s13 166 38 239c25 72 61 132 104 174s92 64 142 64z">
              <text:p/>
            </draw:path>
            <draw:path draw:style-name="gr7" draw:text-style-name="P3" draw:layer="layout" svg:width="1.514cm" svg:height="0.953cm" svg:x="1.714cm" svg:y="9.9cm" svg:viewBox="0 0 1515 954" svg:d="M284 954h947c50 0 99-22 142-64s79-102 104-174c25-73 38-155 38-239s-13-166-38-239c-25-72-61-132-104-174s-92-64-142-64h-947c-50 0-99 22-142 64s-79 102-104 175c-25 72-38 154-38 238s13 166 38 239c25 72 61 132 104 174s92 64 142 64z">
              <text:p/>
            </draw:path>
          </draw:g>
          <draw:frame draw:style-name="gr26" draw:text-style-name="P11" draw:layer="layout" svg:width="1.515cm" svg:height="0.953cm" svg:x="1.714cm" svg:y="9.9cm">
            <draw:text-box>
              <text:p text:style-name="P6"><text:span text:style-name="T3">START</text:span></text:p>
            </draw:text-box>
          </draw:frame>
        </draw:g>
        <draw:g>
          <draw:g>
            <draw:path draw:style-name="gr11" draw:text-style-name="P7" draw:layer="layout" svg:width="2.521cm" svg:height="0.606cm" svg:x="30.728cm" svg:y="11.3cm" svg:viewBox="0 0 2522 607" svg:d="M101 607h2319c68 0 102-34 102-102v-404c0-67-34-101-102-101h-2319c-67 0-101 34-101 101v404c0 68 34 102 101 102z">
              <text:p/>
            </draw:path>
            <draw:path draw:style-name="gr7" draw:text-style-name="P3" draw:layer="layout" svg:width="2.521cm" svg:height="0.606cm" svg:x="30.728cm" svg:y="11.3cm" svg:viewBox="0 0 2522 607" svg:d="M101 607h2319c68 0 102-34 102-102v-404c0-67-34-101-102-101h-2319c-67 0-101 34-101 101v404c0 68 34 102 101 102z">
              <text:p/>
            </draw:path>
          </draw:g>
          <draw:frame draw:style-name="gr32" draw:text-style-name="P12" draw:layer="layout" svg:width="2.521cm" svg:height="0.707cm" svg:x="30.728cm" svg:y="11.25cm">
            <draw:text-box>
              <text:p text:style-name="P13"><text:span text:style-name="T16">K0701_02_023:</text:span><text:span text:style-name="T16">予算スプレッドシートの編集</text:span></text:p>
            </draw:text-box>
          </draw:frame>
        </draw:g>
        <draw:frame draw:style-name="gr28" draw:text-style-name="P2" draw:layer="layout" svg:width="4.445cm" svg:height="1.164cm" svg:x="29.055cm" svg:y="12.586cm">
          <draw:text-box>
            <text:p text:style-name="P1"><text:span text:style-name="T2">・</text:span><text:span text:style-name="T2">GL</text:span><text:span text:style-name="T2">への予算アップロードを実行す　る。</text:span></text:p>
          </draw:text-box>
        </draw:frame>
        <draw:g>
          <draw:g>
            <draw:path draw:style-name="gr6" draw:text-style-name="P5" draw:layer="layout" svg:width="2.262cm" svg:height="2.07cm" svg:x="19.209cm" svg:y="9.1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3" draw:text-style-name="P3" draw:layer="layout" svg:width="2.262cm" svg:height="2.07cm" svg:x="19.209cm" svg:y="9.1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12" draw:layer="layout" svg:width="2.262cm" svg:height="1.549cm" svg:x="19.209cm" svg:y="9.537cm">
            <draw:text-box>
              <text:p text:style-name="P6"><text:span text:style-name="T6">ERP</text:span><text:span text:style-name="T6">標準：</text:span></text:p>
              <text:p text:style-name="P6"><text:span text:style-name="T6">残高キューブ</text:span></text:p>
            </draw:text-box>
          </draw:frame>
        </draw:g>
        <draw:line draw:style-name="gr27" draw:text-style-name="P3" draw:layer="layout" svg:x1="17.008cm" svg:y1="10.17cm" svg:x2="19.208cm" svg:y2="10.17cm">
          <text:p/>
        </draw:line>
        <draw:path draw:style-name="gr27" draw:text-style-name="P3" draw:layer="layout" svg:width="1.019cm" svg:height="0.004cm" svg:x="21.471cm" svg:y="10.17cm" svg:viewBox="0 0 1020 5" svg:d="M0 0h475c1 0 2 1 2 2 0 2 1 3 2 3h541">
          <text:p/>
        </draw:path>
        <draw:line draw:style-name="gr27" draw:text-style-name="P3" draw:layer="layout" svg:x1="20.991cm" svg:y1="17cm" svg:x2="25.25cm" svg:y2="17cm">
          <text:p/>
        </draw:line>
        <draw:path draw:style-name="gr27" draw:text-style-name="P3" draw:layer="layout" svg:width="13.926cm" svg:height="3.149cm" svg:x="11.323cm" svg:y="13.85cm" svg:viewBox="0 0 13927 3150" svg:d="M0 2153v-1995c0-105 89-158 265-158h10772c178 0 267 53 267 158v2833c0 106 88 159 266 159h2357">
          <text:p/>
        </draw:path>
        <draw:g xml:id="id7" draw:id="id7">
          <draw:g>
            <draw:path draw:style-name="gr6" draw:text-style-name="P5" draw:layer="layout" svg:width="2.409cm" svg:height="2.177cm" svg:x="21.484cm" svg:y="22.529cm" svg:viewBox="0 0 2410 2178" svg:d="M0 301v1576c0 53 56 105 161 150 106 46 258 84 442 111 183 26 390 40 602 40s419-14 603-40c183-27 335-65 441-111 105-45 161-97 161-150v-1576c0-53-56-105-161-150-106-46-258-84-442-111-183-26-390-40-602-40s-419 14-603 40c-183 27-335 65-441 111-105 45-161 97-161 150z">
              <text:p/>
            </draw:path>
            <draw:path draw:style-name="gr3" draw:text-style-name="P3" draw:layer="layout" svg:width="2.409cm" svg:height="2.177cm" svg:x="21.484cm" svg:y="22.529cm" svg:viewBox="0 0 2410 2178" svg:d="M0 301v1576c0 53 56 105 161 150 106 46 258 84 442 111 183 26 390 40 602 40s419-14 603-40c183-27 335-65 441-111 105-45 161-97 161-150v-1576c0-53-56-105-161-150-106-46-258-84-442-111-183-26-390-40-602-40s-419 14-603 40c-183 27-335 65-441 111-105 45-161 97-161 150zM0 301c0 53 56 105 161 151 106 46 258 84 442 110 183 27 390 41 602 41s419-14 603-41c183-26 335-64 441-110 105-46 161-98 161-151">
              <text:p/>
            </draw:path>
          </draw:g>
          <draw:frame draw:style-name="gr33" draw:text-style-name="P11" draw:layer="layout" svg:width="2.409cm" svg:height="1.971cm" svg:x="21.484cm" svg:y="22.783cm">
            <draw:text-box>
              <text:p text:style-name="P6"><text:span text:style-name="T17">ERP</text:span><text:span text:style-name="T18">標準：</text:span></text:p>
              <text:p text:style-name="P6"><text:span text:style-name="T6">GL</text:span><text:span text:style-name="T6">会計カレンダー</text:span></text:p>
            </draw:text-box>
          </draw:frame>
        </draw:g>
        <draw:g xml:id="id9" draw:id="id9">
          <draw:g>
            <draw:path draw:style-name="gr6" draw:text-style-name="P5" draw:layer="layout" svg:width="2.434cm" svg:height="2.151cm" svg:x="23.892cm" svg:y="22.529cm" svg:viewBox="0 0 2435 2152" svg:d="M0 304v1544c0 53 56 106 163 152s261 85 446 111c185 27 395 41 609 41 213 0 423-14 608-41 185-26 339-65 446-111s163-99 163-152v-1544c0-53-56-106-163-152s-261-85-446-111c-185-27-395-41-609-41-213 0-423 14-608 41-185 26-339 65-446 111s-163 99-163 152z">
              <text:p/>
            </draw:path>
            <draw:path draw:style-name="gr3" draw:text-style-name="P3" draw:layer="layout" svg:width="2.434cm" svg:height="2.151cm" svg:x="23.892cm" svg:y="22.529cm" svg:viewBox="0 0 2435 2152" svg:d="M0 304v1544c0 53 56 106 163 152s261 85 446 111c185 27 395 41 609 41 213 0 423-14 608-41 185-26 339-65 446-111s163-99 163-152v-1544c0-53-56-106-163-152s-261-85-446-111c-185-27-395-41-609-41-213 0-423 14-608 41-185 26-339 65-446 111s-163 99-163 152zM0 304c0 54 56 106 163 152 107 47 261 85 446 112s395 41 609 41c213 0 423-14 608-41s339-65 446-112c107-46 163-98 163-152">
              <text:p/>
            </draw:path>
          </draw:g>
          <draw:frame draw:style-name="gr31" draw:text-style-name="P2" draw:layer="layout" svg:width="2.434cm" svg:height="1.549cm" svg:x="23.892cm" svg:y="22.982cm">
            <draw:text-box>
              <text:p text:style-name="P6"><text:span text:style-name="T6">ERP</text:span><text:span text:style-name="T3">標準：</text:span></text:p>
              <text:p text:style-name="P6"><text:span text:style-name="T3">値セット値</text:span></text:p>
              <text:p text:style-name="P6"><text:span text:style-name="T3">マスタ</text:span></text:p>
            </draw:text-box>
          </draw:frame>
        </draw:g>
        <draw:g>
          <draw:path draw:style-name="gr3" draw:text-style-name="P3" draw:layer="layout" svg:width="2.262cm" svg:height="2.07cm" svg:x="26.3cm" svg:y="9.1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1" draw:text-style-name="P2" draw:layer="layout" svg:width="2.262cm" svg:height="1.549cm" svg:x="26.3cm" svg:y="9.537cm">
            <draw:text-box>
              <text:p text:style-name="P6"><text:span text:style-name="T6">ERP</text:span><text:span text:style-name="T3">標準：</text:span></text:p>
              <text:p text:style-name="P6"><text:span text:style-name="T6">GL</text:span><text:span text:style-name="T6">会計カレンダー</text:span></text:p>
            </draw:text-box>
          </draw:frame>
        </draw:g>
        <draw:line draw:style-name="gr27" draw:text-style-name="P3" draw:layer="layout" svg:x1="24.125cm" svg:y1="10.17cm" svg:x2="26.299cm" svg:y2="10.17cm">
          <text:p/>
        </draw:line>
        <draw:path draw:style-name="gr27" draw:text-style-name="P3" draw:layer="layout" svg:width="0.939cm" svg:height="0.004cm" svg:x="28.562cm" svg:y="10.17cm" svg:viewBox="0 0 940 5" svg:d="M0 0h475c1 0 2 1 2 3 0 1 0 2 2 2h461">
          <text:p/>
        </draw:path>
        <draw:g>
          <draw:g>
            <draw:polygon draw:style-name="gr6" draw:text-style-name="P5" draw:layer="layout" svg:width="2.998cm" svg:height="1.978cm" svg:x="29.501cm" svg:y="9.149cm" svg:viewBox="0 0 2999 1979" draw:points="186,0 0,158 0,1821 186,1979 2811,1979 2999,1821 2999,158 2811,0">
              <text:p/>
            </draw:polygon>
            <draw:polygon draw:style-name="gr7" draw:text-style-name="P3" draw:layer="layout" svg:width="2.998cm" svg:height="1.978cm" svg:x="29.501cm" svg:y="9.149cm" svg:viewBox="0 0 2999 1979" draw:points="186,0 0,158 0,1821 186,1979 2811,1979 2999,1821 2999,158 2811,0">
              <text:p/>
            </draw:polygon>
          </draw:g>
        </draw:g>
        <draw:frame draw:style-name="gr28" draw:text-style-name="P12" draw:layer="layout" svg:width="4.445cm" svg:height="1.164cm" svg:x="21.749cm" svg:y="12.094cm">
          <draw:text-box>
            <text:p text:style-name="P1"><text:span text:style-name="T15">・</text:span><text:span text:style-name="T15">GL</text:span><text:span text:style-name="T15">会計期間の当年度がオープンとなっていることを確認</text:span></text:p>
          </draw:text-box>
        </draw:frame>
        <draw:path draw:style-name="gr3" draw:text-style-name="P3" draw:layer="layout" svg:width="2.111cm" svg:height="2.111cm" svg:x="15.161cm" svg:y="9.068cm" svg:viewBox="0 0 2112 2112" svg:d="M461 1386h-461v726h2112v-726h-462v-99h198v-1287h-1585v1287h198zM461 1386h1189M461 1287h1189">
          <text:p/>
        </draw:path>
        <draw:path draw:style-name="gr7" draw:text-style-name="P3" draw:layer="layout" svg:width="1.979cm" svg:height="1.419cm" svg:x="15.227cm" svg:y="9.21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1" draw:text-style-name="P7" draw:layer="layout" svg:width="2.196cm" svg:height="0.781cm" svg:x="16.457cm" svg:y="10.425cm" svg:viewBox="0 0 2197 782" svg:d="M76 782h2044c51 0 77-25 77-76v-630c0-51-26-76-77-76h-2044c-51 0-76 25-76 76v630c0 51 25 76 76 76z">
              <text:p/>
            </draw:path>
            <draw:path draw:style-name="gr7" draw:text-style-name="P3" draw:layer="layout" svg:width="2.196cm" svg:height="0.781cm" svg:x="16.457cm" svg:y="10.425cm" svg:viewBox="0 0 2197 782" svg:d="M76 782h2044c51 0 77-25 77-76v-630c0-51-26-76-77-76h-2044c-51 0-76 25-76 76v630c0 51 25 76 76 76z">
              <text:p/>
            </draw:path>
          </draw:g>
          <draw:frame draw:style-name="gr34" draw:text-style-name="P15" draw:layer="layout" svg:width="2.196cm" svg:height="1.045cm" svg:x="16.457cm" svg:y="10.293cm">
            <draw:text-box>
              <text:p text:style-name="P14"><text:span text:style-name="T19">K0701_01_005</text:span><text:span text:style-name="T19">：</text:span><text:span text:style-name="T20">予算名称</text:span></text:p>
              <text:p text:style-name="P14"><text:span text:style-name="T20">の残高定義</text:span></text:p>
            </draw:text-box>
          </draw:frame>
        </draw:g>
        <draw:path draw:style-name="gr3" draw:text-style-name="P3" draw:layer="layout" svg:width="2.111cm" svg:height="2.111cm" svg:x="22.278cm" svg:y="9.068cm" svg:viewBox="0 0 2112 2112" svg:d="M461 1386h-461v726h2112v-726h-462v-99h198v-1287h-1585v1287h198zM461 1386h1189M461 1287h1189">
          <text:p/>
        </draw:path>
        <draw:path draw:style-name="gr7" draw:text-style-name="P3" draw:layer="layout" svg:width="0.858cm" svg:height="0.594cm" svg:x="23.366cm" svg:y="10.519cm" svg:viewBox="0 0 859 595" svg:d="M0 595h694v-595h-694zM0 198h694M0 396h694M32 297h629M396 363h198v-132h-198zM760 98h99v-98h-99z">
          <text:p/>
        </draw:path>
        <draw:path draw:style-name="gr7" draw:text-style-name="P3" draw:layer="layout" svg:width="1.979cm" svg:height="1.419cm" svg:x="22.344cm" svg:y="9.21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5" draw:text-style-name="P2" draw:layer="layout" svg:width="2.996cm" svg:height="1.303cm" svg:x="21.835cm" svg:y="11.008cm">
          <draw:text-box>
            <text:p text:style-name="P6"><text:span text:style-name="T21">CFO_014_S01</text:span><text:span text:style-name="T21">：</text:span></text:p>
            <text:p text:style-name="P6"><text:span text:style-name="T22">ERP</text:span><text:span text:style-name="T21">標準：</text:span><text:span text:style-name="T21">GL</text:span><text:span text:style-name="T21">：</text:span><text:span text:style-name="T22">会計期間ステータス</text:span></text:p>
          </draw:text-box>
        </draw:frame>
        <draw:g>
          <draw:g>
            <draw:path draw:style-name="gr11" draw:text-style-name="P7" draw:layer="layout" svg:width="2.196cm" svg:height="0.781cm" svg:x="23.575cm" svg:y="10.425cm" svg:viewBox="0 0 2197 782" svg:d="M76 782h2044c51 0 77-25 77-76v-630c0-51-26-76-77-76h-2044c-51 0-76 25-76 76v630c0 51 25 76 76 76z">
              <text:p/>
            </draw:path>
            <draw:path draw:style-name="gr7" draw:text-style-name="P3" draw:layer="layout" svg:width="2.196cm" svg:height="0.781cm" svg:x="23.575cm" svg:y="10.425cm" svg:viewBox="0 0 2197 782" svg:d="M76 782h2044c51 0 77-25 77-76v-630c0-51-26-76-77-76h-2044c-51 0-76 25-76 76v630c0 51 25 76 76 76z">
              <text:p/>
            </draw:path>
          </draw:g>
          <draw:frame draw:style-name="gr34" draw:text-style-name="P12" draw:layer="layout" svg:width="2.196cm" svg:height="0.781cm" svg:x="23.575cm" svg:y="10.425cm">
            <draw:text-box>
              <text:p text:style-name="P13"><text:span text:style-name="T16">K0701_02_022</text:span><text:span text:style-name="T16">：</text:span><text:span text:style-name="T16">ERP GL</text:span><text:span text:style-name="T16">会計期間の確認</text:span></text:p>
            </draw:text-box>
          </draw:frame>
        </draw:g>
        <draw:path draw:style-name="gr3" draw:text-style-name="P3" draw:layer="layout" svg:width="2.111cm" svg:height="2.111cm" svg:x="5.974cm" svg:y="16.063cm" svg:viewBox="0 0 2112 2112" svg:d="M461 1386h-461v726h2112v-726h-462v-99h198v-1287h-1585v1287h198zM461 1386h1189M461 1287h1189">
          <text:p/>
        </draw:path>
        <draw:path draw:style-name="gr7" draw:text-style-name="P3" draw:layer="layout" svg:width="0.858cm" svg:height="0.594cm" svg:x="7.063cm" svg:y="17.515cm" svg:viewBox="0 0 859 595" svg:d="M0 595h694v-595h-694zM0 198h694M0 396h694M32 297h629M396 363h198v-132h-198zM760 98h99v-98h-99z">
          <text:p/>
        </draw:path>
        <draw:path draw:style-name="gr7" draw:text-style-name="P3" draw:layer="layout" svg:width="1.979cm" svg:height="1.419cm" svg:x="6.04cm" svg:y="16.21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6" draw:text-style-name="P11" draw:layer="layout" svg:width="3.919cm" svg:height="1.643cm" svg:x="5.531cm" svg:y="17.834cm">
          <draw:text-box>
            <text:p text:style-name="P6"><text:span text:style-name="T21">CFO_014_S02</text:span><text:span text:style-name="T21">：</text:span></text:p>
            <text:p text:style-name="P6"><text:span text:style-name="T22">ERP</text:span><text:span text:style-name="T22">標準：</text:span><text:span text:style-name="T22">GL</text:span><text:span text:style-name="T22">：勘定体系の</text:span></text:p>
            <text:p text:style-name="P6"><text:span text:style-name="T22">値セットの管理</text:span></text:p>
          </draw:text-box>
        </draw:frame>
        <draw:g>
          <draw:g>
            <draw:path draw:style-name="gr11" draw:text-style-name="P7" draw:layer="layout" svg:width="2.196cm" svg:height="0.781cm" svg:x="7.27cm" svg:y="17.421cm" svg:viewBox="0 0 2197 782" svg:d="M76 782h2044c51 0 77-25 77-76v-630c0-51-26-76-77-76h-2044c-51 0-76 25-76 76v630c0 51 25 76 76 76z">
              <text:p/>
            </draw:path>
            <draw:path draw:style-name="gr7" draw:text-style-name="P3" draw:layer="layout" svg:width="2.196cm" svg:height="0.781cm" svg:x="7.27cm" svg:y="17.421cm" svg:viewBox="0 0 2197 782" svg:d="M76 782h2044c51 0 77-25 77-76v-630c0-51-26-76-77-76h-2044c-51 0-76 25-76 76v630c0 51 25 76 76 76z">
              <text:p/>
            </draw:path>
          </draw:g>
          <draw:frame draw:style-name="gr34" draw:text-style-name="P2" draw:layer="layout" svg:width="2.196cm" svg:height="0.781cm" svg:x="7.27cm" svg:y="17.421cm">
            <draw:text-box>
              <text:p text:style-name="P13"><text:span text:style-name="T4">K0701_02_027</text:span><text:span text:style-name="T4">：予算の確定</text:span></text:p>
            </draw:text-box>
          </draw:frame>
        </draw:g>
        <draw:frame draw:style-name="gr28" draw:text-style-name="P12" draw:layer="layout" svg:width="4.445cm" svg:height="1.164cm" svg:x="5.7cm" svg:y="19.336cm">
          <draw:text-box>
            <text:p text:style-name="P1"><text:span text:style-name="T15">・部門別損益予算連携対象フラグを設定。</text:span></text:p>
          </draw:text-box>
        </draw:frame>
        <draw:g xml:id="id5" draw:id="id5">
          <draw:g>
            <draw:path draw:style-name="gr6" draw:text-style-name="P5" draw:layer="layout" svg:width="2.262cm" svg:height="2.249cm" svg:x="26.287cm" svg:y="22.5cm" svg:viewBox="0 0 2263 2250" svg:d="M0 306v1638c0 53 52 106 152 153 99 47 242 85 414 112s367 41 566 41c198 0 393-14 565-41s315-65 414-112c100-47 152-100 152-153v-1638c0-53-52-106-152-153-99-47-242-85-414-112s-367-41-566-41c-198 0-393 14-565 41s-315 65-414 112c-100 47-152 100-152 153z">
              <text:p/>
            </draw:path>
            <draw:path draw:style-name="gr3" draw:text-style-name="P3" draw:layer="layout" svg:width="2.262cm" svg:height="2.249cm" svg:x="26.287cm" svg:y="22.5cm" svg:viewBox="0 0 2263 2250" svg:d="M0 306v1638c0 53 52 106 152 153 99 47 242 85 414 112s367 41 566 41c198 0 393-14 565-41s315-65 414-112c100-47 152-100 152-153v-1638c0-53-52-106-152-153-99-47-242-85-414-112s-367-41-566-41c-198 0-393 14-565 41s-315 65-414 112c-100 47-152 100-152 153zM0 306c0 55 52 107 152 154 99 46 242 85 414 111 172 28 367 42 566 42 198 0 393-14 565-42 172-26 315-65 414-111 100-47 152-99 152-154">
              <text:p/>
            </draw:path>
          </draw:g>
          <draw:frame draw:style-name="gr37" draw:text-style-name="P16" draw:layer="layout" svg:width="2.262cm" svg:height="1.683cm" svg:x="26.287cm" svg:y="22.937cm">
            <draw:text-box>
              <text:p text:style-name="P6"><text:span text:style-name="T6">ERP</text:span><text:span text:style-name="T6">標準：</text:span></text:p>
              <text:p text:style-name="P6"><text:span text:style-name="T6">予算残高テーブル</text:span></text:p>
            </draw:text-box>
          </draw:frame>
        </draw:g>
        <draw:line draw:style-name="gr27" draw:text-style-name="P3" draw:layer="layout" svg:x1="5.173cm" svg:y1="17.112cm" svg:x2="6.239cm" svg:y2="17.12cm">
          <text:p/>
        </draw:line>
        <draw:g xml:id="id3" draw:id="id3">
          <draw:g>
            <draw:path draw:style-name="gr6" draw:text-style-name="P5" draw:layer="layout" svg:width="0.976cm" svg:height="0.976cm" svg:x="37.653cm" svg:y="9.68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3" draw:layer="layout" svg:width="0.976cm" svg:height="0.976cm" svg:x="37.653cm" svg:y="9.68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2" draw:layer="layout" svg:width="0.976cm" svg:height="0.976cm" svg:x="37.653cm" svg:y="9.686cm">
            <draw:text-box>
              <text:p text:style-name="P6"><text:span text:style-name="T3">1</text:span></text:p>
            </draw:text-box>
          </draw:frame>
        </draw:g>
        <draw:g>
          <draw:g>
            <draw:path draw:style-name="gr6" draw:text-style-name="P5" draw:layer="layout" svg:width="0.976cm" svg:height="0.976cm" svg:x="4.223cm" svg:y="16.6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3" draw:layer="layout" svg:width="0.976cm" svg:height="0.976cm" svg:x="4.223cm" svg:y="16.6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2" draw:layer="layout" svg:width="0.976cm" svg:height="0.976cm" svg:x="4.223cm" svg:y="16.623cm">
            <draw:text-box>
              <text:p text:style-name="P6"><text:span text:style-name="T3">1</text:span></text:p>
            </draw:text-box>
          </draw:frame>
        </draw:g>
        <draw:path draw:style-name="gr7" draw:text-style-name="P3" draw:layer="layout" svg:width="1.979cm" svg:height="1.419cm" svg:x="19.354cm" svg:y="16.21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8" draw:text-style-name="P11" draw:layer="layout" svg:width="5.5cm" svg:height="3.343cm" svg:x="17.75cm" svg:y="18.17cm">
          <draw:text-box>
            <text:p text:style-name="P6"><text:span text:style-name="T23">CFO_014_A03</text:span><text:span text:style-name="T23">、</text:span></text:p>
            <text:p text:style-name="P6"><text:span text:style-name="T23">CFO_014_A04</text:span><text:span text:style-name="T23">、</text:span></text:p>
            <text:p text:style-name="P6"><text:span text:style-name="T22">CFO_014_A03</text:span><text:span text:style-name="T22">：</text:span></text:p>
            <text:p text:style-name="P6"><text:span text:style-name="T22">ERP</text:span><text:span text:style-name="T22">アドオン：</text:span></text:p>
            <text:p text:style-name="P6"><text:span text:style-name="T23">部門別損益計算書（財務レポート）</text:span></text:p>
            <text:p text:style-name="P6"><text:span text:style-name="T23">部門別損益計画書（財務レポート）</text:span></text:p>
            <text:p text:style-name="P6"><text:span text:style-name="T22">部門別損益計算書（</text:span><text:span text:style-name="T22">Smart View</text:span><text:span text:style-name="T22">）</text:span></text:p>
            <text:p text:style-name="P6"><text:span text:style-name="T21">・配賦資料用に確定予算データをダウンロードする。</text:span></text:p>
          </draw:text-box>
        </draw:frame>
        <draw:path draw:style-name="gr3" draw:text-style-name="P3" draw:layer="layout" svg:width="2.111cm" svg:height="2.111cm" svg:x="19.288cm" svg:y="16.063cm" svg:viewBox="0 0 2112 2112" svg:d="M461 1386h-461v726h2112v-726h-462v-99h198v-1287h-1585v1287h198zM461 1386h1189M461 1287h1189">
          <text:p/>
        </draw:path>
        <draw:path draw:style-name="gr7" draw:text-style-name="P3" draw:layer="layout" svg:width="0.858cm" svg:height="0.594cm" svg:x="20.377cm" svg:y="17.515cm" svg:viewBox="0 0 859 595" svg:d="M0 595h694v-595h-694zM0 198h694M0 396h694M32 297h629M396 363h198v-132h-198zM760 98h99v-98h-99z">
          <text:p/>
        </draw:path>
        <draw:g>
          <draw:g>
            <draw:path draw:style-name="gr11" draw:text-style-name="P7" draw:layer="layout" svg:width="2.196cm" svg:height="0.781cm" svg:x="20.585cm" svg:y="17.421cm" svg:viewBox="0 0 2197 782" svg:d="M76 782h2044c51 0 77-25 77-76v-630c0-51-26-76-77-76h-2044c-51 0-76 25-76 76v630c0 51 25 76 76 76z">
              <text:p/>
            </draw:path>
            <draw:path draw:style-name="gr7" draw:text-style-name="P3" draw:layer="layout" svg:width="2.196cm" svg:height="0.781cm" svg:x="20.585cm" svg:y="17.421cm" svg:viewBox="0 0 2197 782" svg:d="M76 782h2044c51 0 77-25 77-76v-630c0-51-26-76-77-76h-2044c-51 0-76 25-76 76v630c0 51 25 76 76 76z">
              <text:p/>
            </draw:path>
          </draw:g>
          <draw:frame draw:style-name="gr34" draw:text-style-name="P2" draw:layer="layout" svg:width="2.196cm" svg:height="0.781cm" svg:x="20.585cm" svg:y="17.421cm">
            <draw:text-box>
              <text:p text:style-name="P13"><text:span text:style-name="T16">K0701_02_028</text:span><text:span text:style-name="T4">：確定予算のダウンロード</text:span></text:p>
            </draw:text-box>
          </draw:frame>
        </draw:g>
        <draw:frame draw:style-name="gr39" draw:text-style-name="P17" draw:layer="layout" svg:width="5cm" svg:height="2.486cm" svg:x="14cm" svg:y="10.856cm">
          <draw:text-box>
            <text:p text:style-name="P6"><text:span text:style-name="T22">CFO_014_S06</text:span><text:span text:style-name="T22">：</text:span></text:p>
            <text:p text:style-name="P6"><text:span text:style-name="T22">ERP</text:span><text:span text:style-name="T22">標準：</text:span><text:span text:style-name="T22">GL</text:span><text:span text:style-name="T22">：シナリオディメンション・メンバーの作成</text:span></text:p>
            <text:p text:style-name="P6"><text:span text:style-name="T22">予算名称を残高キューブへの反映</text:span></text:p>
          </draw:text-box>
        </draw:frame>
        <draw:g xml:id="id4" draw:id="id4">
          <draw:g>
            <draw:path draw:style-name="gr6" draw:text-style-name="P5" draw:layer="layout" svg:width="2.262cm" svg:height="2.07cm" svg:x="34.208cm" svg:y="9.13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3" draw:text-style-name="P3" draw:layer="layout" svg:width="2.262cm" svg:height="2.07cm" svg:x="34.208cm" svg:y="9.13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12" draw:layer="layout" svg:width="2.262cm" svg:height="1.549cm" svg:x="34.208cm" svg:y="9.538cm">
            <draw:text-box>
              <text:p text:style-name="P6"><text:span text:style-name="T6">ERP</text:span><text:span text:style-name="T6">標準：</text:span></text:p>
              <text:p text:style-name="P6"><text:span text:style-name="T6">残高キューブ</text:span></text:p>
            </draw:text-box>
          </draw:frame>
        </draw:g>
        <draw:line draw:style-name="gr27" draw:text-style-name="P3" xml:id="id1" draw:id="id1" draw:layer="layout" svg:x1="32.507cm" svg:y1="10.171cm" svg:x2="34.307cm" svg:y2="10.171cm">
          <text:p/>
        </draw:line>
        <draw:frame draw:style-name="gr40" draw:text-style-name="P18" draw:layer="layout" svg:width="3.1cm" svg:height="3.729cm" svg:x="29.4cm" svg:y="7.821cm">
          <draw:text-box>
            <text:p text:style-name="P6"><text:span text:style-name="T2">CFO_014_S03</text:span></text:p>
            <text:p text:style-name="P6"><text:span text:style-name="T15">CFO_014_S04</text:span></text:p>
            <text:p text:style-name="P6"><text:span text:style-name="T15">ERP</text:span><text:span text:style-name="T15">標準：</text:span><text:span text:style-name="T15">ADFDI</text:span><text:span text:style-name="T15">：</text:span></text:p>
            <text:p text:style-name="P6"><text:span text:style-name="T15">スプレッドシートでの予算の作成</text:span></text:p>
            <text:p text:style-name="P6"><text:span text:style-name="T15">ADFDI </text:span><text:span text:style-name="T15">予算の検証およびアップロード</text:span></text:p>
          </draw:text-box>
        </draw:frame>
        <draw:g>
          <draw:g>
            <draw:path draw:style-name="gr11" draw:text-style-name="P7" draw:layer="layout" svg:width="2.521cm" svg:height="0.606cm" svg:x="30.75cm" svg:y="11.95cm" svg:viewBox="0 0 2522 607" svg:d="M101 607h2319c68 0 102-34 102-102v-404c0-67-34-101-102-101h-2319c-67 0-101 34-101 101v404c0 68 34 102 101 102z">
              <text:p/>
            </draw:path>
            <draw:path draw:style-name="gr7" draw:text-style-name="P3" draw:layer="layout" svg:width="2.521cm" svg:height="0.606cm" svg:x="30.75cm" svg:y="11.95cm" svg:viewBox="0 0 2522 607" svg:d="M101 607h2319c68 0 102-34 102-102v-404c0-67-34-101-102-101h-2319c-67 0-101 34-101 101v404c0 68 34 102 101 102z">
              <text:p/>
            </draw:path>
          </draw:g>
          <draw:frame draw:style-name="gr32" draw:text-style-name="P12" draw:layer="layout" svg:width="2.521cm" svg:height="0.707cm" svg:x="30.75cm" svg:y="11.9cm">
            <draw:text-box>
              <text:p text:style-name="P13"><text:span text:style-name="T16">K0701_02_024:</text:span><text:span text:style-name="T16">予算の入力</text:span></text:p>
            </draw:text-box>
          </draw:frame>
        </draw:g>
        <draw:g xml:id="id2" draw:id="id2">
          <draw:g>
            <draw:path draw:style-name="gr6" draw:text-style-name="P5" draw:layer="layout" svg:width="2.262cm" svg:height="2.07cm" svg:x="34.209cm" svg:y="10.93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3" draw:text-style-name="P3" draw:layer="layout" svg:width="2.262cm" svg:height="2.07cm" svg:x="34.209cm" svg:y="10.93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12" draw:layer="layout" svg:width="2.262cm" svg:height="1.549cm" svg:x="34.209cm" svg:y="11.339cm">
            <draw:text-box>
              <text:p text:style-name="P6"><text:span text:style-name="T6">ERP</text:span><text:span text:style-name="T6">標準：</text:span></text:p>
              <text:p text:style-name="P6"><text:span text:style-name="T6">予算残高テーブル</text:span></text:p>
            </draw:text-box>
          </draw:frame>
        </draw:g>
        <draw:g>
          <draw:g>
            <draw:path draw:style-name="gr6" draw:text-style-name="P5" draw:layer="layout" svg:width="2.262cm" svg:height="2.07cm" svg:x="13cm" svg:y="18.6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3" draw:text-style-name="P3" draw:layer="layout" svg:width="2.262cm" svg:height="2.07cm" svg:x="13cm" svg:y="18.6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12" draw:layer="layout" svg:width="2.262cm" svg:height="1.549cm" svg:x="13cm" svg:y="19.082cm">
            <draw:text-box>
              <text:p text:style-name="P6"><text:span text:style-name="T6">ERP</text:span><text:span text:style-name="T6">標準：</text:span></text:p>
              <text:p text:style-name="P6"><text:span text:style-name="T6">残高キューブ</text:span></text:p>
            </draw:text-box>
          </draw:frame>
        </draw:g>
        <draw:path draw:style-name="gr27" draw:text-style-name="P3" draw:layer="layout" svg:width="4.247cm" svg:height="2.499cm" svg:x="15.25cm" svg:y="17.15cm" svg:viewBox="0 0 4248 2500" svg:d="M0 2500h1636c7 0 7-625 7-1250s3-1250 3-1250h2602">
          <text:p/>
        </draw:path>
        <draw:g>
          <draw:g>
            <draw:path draw:style-name="gr3" draw:text-style-name="P3" draw:layer="layout" svg:width="2.262cm" svg:height="2.07cm" svg:x="6.587cm" svg:y="9.15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  <draw:frame draw:style-name="gr31" draw:text-style-name="P2" draw:layer="layout" svg:width="2.262cm" svg:height="1.549cm" svg:x="6.587cm" svg:y="9.557cm">
              <draw:text-box>
                <text:p text:style-name="P6"><text:span text:style-name="T6">ERP</text:span><text:span text:style-name="T3">標準：</text:span></text:p>
                <text:p text:style-name="P6"><text:span text:style-name="T6">値セット</text:span></text:p>
                <text:p text:style-name="P6"><text:span text:style-name="T6">マスタ</text:span></text:p>
              </draw:text-box>
            </draw:frame>
          </draw:g>
          <draw:frame draw:style-name="gr41" draw:text-style-name="P19" draw:layer="layout" svg:width="4.5cm" svg:height="1.854cm" svg:x="3.3cm" svg:y="12.396cm">
            <draw:text-box>
              <text:p><text:span text:style-name="T24">・</text:span><text:span text:style-name="T25">ERP Cloud</text:span><text:span text:style-name="T24">の検証環境、本番</text:span><text:span text:style-name="T26">環境へ勘定体系の値セットの</text:span><text:span text:style-name="T24">管理画面で値セット</text:span><text:span text:style-name="T25">(</text:span><text:span text:style-name="T24">会計シナリオ</text:span><text:span text:style-name="T25">)</text:span><text:span text:style-name="T24">の値に予算名称を登録す</text:span><text:span text:style-name="T26">る。</text:span></text:p>
            </draw:text-box>
          </draw:frame>
          <draw:path draw:style-name="gr3" draw:text-style-name="P3" draw:layer="layout" svg:width="2.111cm" svg:height="2.111cm" svg:x="3.774cm" svg:y="9.249cm" svg:viewBox="0 0 2112 2112" svg:d="M461 1386h-461v726h2112v-726h-462v-99h198v-1287h-1585v1287h198zM461 1386h1189M461 1287h1189">
            <text:p/>
          </draw:path>
          <draw:path draw:style-name="gr7" draw:text-style-name="P3" draw:layer="layout" svg:width="0.858cm" svg:height="0.594cm" svg:x="4.862cm" svg:y="10.7cm" svg:viewBox="0 0 859 595" svg:d="M0 595h694v-595h-694zM0 198h694M0 396h694M32 297h629M396 363h198v-132h-198zM760 98h99v-98h-99z">
            <text:p/>
          </draw:path>
          <draw:path draw:style-name="gr7" draw:text-style-name="P3" draw:layer="layout" svg:width="1.979cm" svg:height="1.419cm" svg:x="3.84cm" svg:y="9.397cm" svg:viewBox="0 0 1980 1420" svg:d="M1658 1015h74v-25h-74zM445 842v-744h1089v744zM395 891h1189v-842h49v-49h-1287v941h49zM197 1064h1585M593 1140v-76M989 1140v-76M0 1371h197v-66h-197zM1155 1420h429v-33h-429zM1914 1338h66v-33h-66zM1914 1403h66v-32h-66z">
            <text:p/>
          </draw:path>
          <draw:path draw:style-name="gr7" draw:text-style-name="P3" draw:layer="layout" svg:width="0.858cm" svg:height="0.594cm" svg:x="10.599cm" svg:y="10.673cm" svg:viewBox="0 0 859 595" svg:d="M0 595h694v-595h-694zM0 198h694M0 396h694M32 297h629M396 363h198v-132h-198zM760 98h99v-98h-99z">
            <text:p/>
          </draw:path>
          <draw:frame draw:style-name="gr35" draw:text-style-name="P11" draw:layer="layout" svg:width="5cm" svg:height="1.303cm" svg:x="2.85cm" svg:y="11.404cm">
            <draw:text-box>
              <text:p text:style-name="P6"><text:span text:style-name="T21">CFO_014_S02</text:span><text:span text:style-name="T21">：</text:span></text:p>
              <text:p text:style-name="P6"><text:span text:style-name="T22">ERP</text:span><text:span text:style-name="T22">標準：</text:span><text:span text:style-name="T22">GL</text:span><text:span text:style-name="T22">：勘定体系の</text:span></text:p>
              <text:p text:style-name="P6"><text:span text:style-name="T22">値セットの管理</text:span></text:p>
            </draw:text-box>
          </draw:frame>
          <draw:g>
            <draw:g>
              <draw:path draw:style-name="gr11" draw:text-style-name="P7" draw:layer="layout" svg:width="2.946cm" svg:height="0.499cm" svg:x="3.803cm" svg:y="11.104cm" svg:viewBox="0 0 2947 500" svg:d="M102 500h2742c68 0 103-16 103-49v-402c0-33-35-49-103-49h-2742c-68 0-102 16-102 49v402c0 33 34 49 102 49z">
                <text:p/>
              </draw:path>
              <draw:path draw:style-name="gr7" draw:text-style-name="P3" draw:layer="layout" svg:width="2.946cm" svg:height="0.499cm" svg:x="3.803cm" svg:y="11.104cm" svg:viewBox="0 0 2947 500" svg:d="M102 500h2742c68 0 103-16 103-49v-402c0-33-35-49-103-49h-2742c-68 0-102 16-102 49v402c0 33 34 49 102 49z">
                <text:p/>
              </draw:path>
            </draw:g>
            <draw:frame draw:style-name="gr42" draw:text-style-name="P20" draw:layer="layout" svg:width="2.946cm" svg:height="0.499cm" svg:x="3.803cm" svg:y="11.104cm">
              <draw:text-box>
                <text:p text:style-name="P13"><text:span text:style-name="T16">K0701_01_004</text:span><text:span text:style-name="T16">：予算の定義</text:span></text:p>
              </draw:text-box>
            </draw:frame>
          </draw:g>
          <draw:line draw:style-name="gr27" draw:text-style-name="P3" draw:layer="layout" svg:x1="5.6cm" svg:y1="10.404cm" svg:x2="6.6cm" svg:y2="10.404cm">
            <text:p/>
          </draw:line>
          <draw:line draw:style-name="gr27" draw:text-style-name="P3" draw:layer="layout" svg:x1="8.85cm" svg:y1="10.404cm" svg:x2="9.85cm" svg:y2="10.404cm">
            <text:p/>
          </draw:line>
        </draw:g>
        <draw:line draw:style-name="gr27" draw:text-style-name="P3" draw:layer="layout" svg:x1="12.488cm" svg:y1="17.138cm" svg:x2="19.488cm" svg:y2="17.138cm">
          <text:p/>
        </draw:line>
        <draw:g>
          <draw:frame draw:style-name="gr28" draw:text-style-name="P12" draw:layer="layout" svg:width="4.445cm" svg:height="1.164cm" svg:x="9.055cm" svg:y="12.086cm">
            <draw:text-box>
              <text:p text:style-name="P1"><text:span text:style-name="T14">・</text:span><text:span text:style-name="T15">財務レポート等の予算関連の設定を変更する</text:span></text:p>
            </draw:text-box>
          </draw:frame>
          <draw:frame draw:style-name="gr35" draw:text-style-name="P16" draw:layer="layout" svg:width="4.25cm" svg:height="1.303cm" svg:x="9cm" svg:y="11.148cm">
            <draw:text-box>
              <text:p text:style-name="P6"><text:span text:style-name="T22">CFO_014_S05</text:span><text:span text:style-name="T22">：</text:span></text:p>
              <text:p text:style-name="P6"><text:span text:style-name="T22">ERP</text:span><text:span text:style-name="T22">標準：</text:span><text:span text:style-name="T22">GL</text:span><text:span text:style-name="T22">：予算関連の設定</text:span></text:p>
            </draw:text-box>
          </draw:frame>
          <draw:g>
            <draw:path draw:style-name="gr3" draw:text-style-name="P3" draw:layer="layout" svg:width="2.262cm" svg:height="2.07cm" svg:x="12.387cm" svg:y="9.101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  <draw:frame draw:style-name="gr31" draw:text-style-name="P2" draw:layer="layout" svg:width="2.262cm" svg:height="1.549cm" svg:x="12.387cm" svg:y="9.504cm">
              <draw:text-box>
                <text:p text:style-name="P6"><text:span text:style-name="T6">ERP</text:span><text:span text:style-name="T3">標準：</text:span></text:p>
                <text:p text:style-name="P6"><text:span text:style-name="T6">財務レポートの設定</text:span></text:p>
              </draw:text-box>
            </draw:frame>
          </draw:g>
          <draw:path draw:style-name="gr3" draw:text-style-name="P3" draw:layer="layout" svg:width="2.111cm" svg:height="2.111cm" svg:x="9.574cm" svg:y="9.196cm" svg:viewBox="0 0 2112 2112" svg:d="M461 1386h-461v726h2112v-726h-462v-99h198v-1287h-1585v1287h198zM461 1386h1189M461 1287h1189">
            <text:p/>
          </draw:path>
          <draw:path draw:style-name="gr7" draw:text-style-name="P3" draw:layer="layout" svg:width="0.858cm" svg:height="0.594cm" svg:x="10.662cm" svg:y="10.647cm" svg:viewBox="0 0 859 595" svg:d="M0 595h694v-595h-694zM0 198h694M0 396h694M32 297h629M396 363h198v-132h-198zM760 98h99v-98h-99z">
            <text:p/>
          </draw:path>
          <draw:path draw:style-name="gr7" draw:text-style-name="P3" draw:layer="layout" svg:width="1.979cm" svg:height="1.419cm" svg:x="9.64cm" svg:y="9.344cm" svg:viewBox="0 0 1980 1420" svg:d="M1658 1015h74v-25h-74zM445 842v-744h1089v744zM395 891h1189v-842h49v-49h-1287v941h49zM197 1064h1585M593 1140v-76M989 1140v-76M0 1371h197v-66h-197zM1155 1420h429v-33h-429zM1914 1338h66v-33h-66zM1914 1403h66v-32h-66z">
            <text:p/>
          </draw:path>
          <draw:line draw:style-name="gr27" draw:text-style-name="P3" draw:layer="layout" svg:x1="11.4cm" svg:y1="10.351cm" svg:x2="12.4cm" svg:y2="10.351cm">
            <text:p/>
          </draw:line>
          <draw:g>
            <draw:g>
              <draw:path draw:style-name="gr11" draw:text-style-name="P7" draw:layer="layout" svg:width="2.879cm" svg:height="0.499cm" svg:x="9.62cm" svg:y="11cm" svg:viewBox="0 0 2880 500" svg:d="M100 500h2679c67 0 101-16 101-48v-404c0-32-34-48-101-48h-2679c-67 0-100 16-100 48v404c0 32 33 48 100 48z">
                <text:p/>
              </draw:path>
              <draw:path draw:style-name="gr7" draw:text-style-name="P3" draw:layer="layout" svg:width="2.879cm" svg:height="0.499cm" svg:x="9.62cm" svg:y="11cm" svg:viewBox="0 0 2880 500" svg:d="M100 500h2679c67 0 101-16 101-48v-404c0-32-34-48-101-48h-2679c-67 0-100 16-100 48v404c0 32 33 48 100 48z">
                <text:p/>
              </draw:path>
            </draw:g>
            <draw:frame draw:style-name="gr42" draw:text-style-name="P20" draw:layer="layout" svg:width="2.879cm" svg:height="0.707cm" svg:x="9.62cm" svg:y="10.896cm">
              <draw:text-box>
                <text:p text:style-name="P13"><text:span text:style-name="T16">K0701_01_006</text:span><text:span text:style-name="T16">：予算レポートの定義</text:span></text:p>
              </draw:text-box>
            </draw:frame>
          </draw:g>
          <draw:line draw:style-name="gr27" draw:text-style-name="P3" draw:layer="layout" svg:x1="14.65cm" svg:y1="10.25cm" svg:x2="15.4cm" svg:y2="10.25cm">
            <text:p/>
          </draw:line>
        </draw:g>
        <draw:connector draw:style-name="gr43" draw:text-style-name="P21" draw:layer="layout" svg:x1="33.407cm" svg:y1="10.171cm" svg:x2="34.209cm" svg:y2="11.971cm" draw:start-shape="id1" draw:start-glue-point="0" draw:end-shape="id2" draw:end-glue-point="3" svg:d="M33407 10171v1800h802" svg:viewBox="0 0 803 1801">
          <text:p/>
        </draw:connector>
        <draw:connector draw:style-name="gr44" draw:text-style-name="P21" draw:layer="layout" svg:x1="36.472cm" svg:y1="11.971cm" svg:x2="37.653cm" svg:y2="10.174cm" draw:start-shape="id2" draw:start-glue-point="1" draw:end-shape="id3" draw:end-glue-point="3" svg:d="M36472 11971h595v-1797h586" svg:viewBox="0 0 1182 1798">
          <text:p/>
        </draw:connector>
        <draw:connector draw:style-name="gr44" draw:text-style-name="P21" draw:layer="layout" svg:x1="36.471cm" svg:y1="10.17cm" svg:x2="37.653cm" svg:y2="10.174cm" draw:start-shape="id4" draw:start-glue-point="1" draw:end-shape="id3" draw:end-glue-point="3" svg:d="M36471 10170h596v4h586" svg:viewBox="0 0 1183 5">
          <text:p/>
        </draw:connector>
        <draw:connector draw:style-name="gr44" draw:text-style-name="P21" xml:id="id8" draw:id="id8" draw:layer="layout" draw:line-skew="1.211cm -0.872cm" svg:x1="27.418cm" svg:y1="22.5cm" svg:x2="25.126cm" svg:y2="17.033cm" draw:start-shape="id5" draw:start-glue-point="0" draw:end-shape="id6" draw:end-glue-point="3" svg:d="M27418 22500v-1050h-3669v-4417h1377" svg:viewBox="0 0 3670 5468">
          <text:p/>
        </draw:connector>
        <draw:connector draw:style-name="gr45" draw:text-style-name="P22" draw:layer="layout" svg:x1="22.689cm" svg:y1="22.529cm" svg:x2="23.749cm" svg:y2="21.45cm" draw:start-shape="id7" draw:start-glue-point="0" draw:end-shape="id8" draw:end-glue-point="0" svg:d="M22689 22529v-1079h1060" svg:viewBox="0 0 1061 1080">
          <text:p/>
        </draw:connector>
        <draw:connector draw:style-name="gr45" draw:text-style-name="P22" draw:layer="layout" svg:x1="25.109cm" svg:y1="22.529cm" svg:x2="25.109cm" svg:y2="21.453cm" draw:start-shape="id9" draw:start-glue-point="0" svg:d="M25109 22529v-1076" svg:viewBox="0 0 1 107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" svg:font-family="M"/>
    <style:font-face style:name="M1" svg:font-family="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03T17:12:53.473000000</dc:date>
    <meta:creation-date>2009-03-16T10:01:23Z</meta:creation-date>
    <meta:generator>LibreOffice/7.3.0.3$Windows_X86_64 LibreOffice_project/0f246aa12d0eee4a0f7adcefbf7c878fc2238db3</meta:generator>
    <meta:editing-duration>PT5H21M26S</meta:editing-duration>
    <meta:editing-cycles>6</meta:editing-cycles>
    <meta:document-statistic meta:object-count="302"/>
  </office:meta>
</office:document-meta>
</file>